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1" svg:font-family="Monospace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1pt" fo:font-style="italic" fo:font-weight="bold" officeooo:rsid="0036cdf6" officeooo:paragraph-rsid="00007305" style:font-size-asian="9.60000038146973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text-properties style:font-name="Courier" fo:font-size="11pt" fo:font-style="italic" fo:font-weight="bold" officeooo:rsid="000bb1ee" officeooo:paragraph-rsid="000bb1ee" style:font-size-asian="9.60000038146973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text-properties style:font-name="Courier" fo:font-size="11pt" fo:font-weight="bold" officeooo:rsid="0036cdf6" officeooo:paragraph-rsid="00007305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style:font-name="Courier" fo:font-size="11pt" fo:font-style="normal" fo:font-weight="normal" officeooo:rsid="000bb1ee" officeooo:paragraph-rsid="000bb1e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font-name="Courier" fo:font-size="11pt" fo:font-style="normal" fo:font-weight="normal" officeooo:rsid="000bb1ee" officeooo:paragraph-rsid="000d57eb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fo:font-size="14pt" fo:font-weight="bold" officeooo:paragraph-rsid="0000730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50c58" officeooo:paragraph-rsid="00150c5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tyle="italic" officeooo:rsid="000dd2ee" officeooo:paragraph-rsid="00007305" style:font-style-asian="italic" style:font-style-complex="italic"/>
    </style:style>
    <style:style style:name="P9" style:family="paragraph" style:parent-style-name="Standard">
      <style:text-properties fo:font-style="italic" officeooo:paragraph-rsid="00007305" style:font-style-asian="italic" style:font-style-complex="italic"/>
    </style:style>
    <style:style style:name="P10" style:family="paragraph" style:parent-style-name="Standard">
      <style:text-properties fo:color="#000000" style:font-name="Monospace" fo:font-size="10pt" officeooo:paragraph-rsid="00007305" style:font-size-asian="10pt"/>
    </style:style>
    <style:style style:name="P11" style:family="paragraph" style:parent-style-name="Standard">
      <style:text-properties style:font-name="Monospace1" fo:font-size="10pt" officeooo:rsid="00238580" officeooo:paragraph-rsid="00007305" style:font-size-asian="10pt" style:font-size-complex="10pt"/>
    </style:style>
    <style:style style:name="P12" style:family="paragraph" style:parent-style-name="Standard">
      <style:text-properties officeooo:paragraph-rsid="00007305"/>
    </style:style>
    <style:style style:name="P13" style:family="paragraph" style:parent-style-name="Standard">
      <style:text-properties officeooo:rsid="0008d88f" officeooo:paragraph-rsid="0008d88f"/>
    </style:style>
    <style:style style:name="P14" style:family="paragraph" style:parent-style-name="Standard">
      <style:text-properties officeooo:rsid="0009ba77" officeooo:paragraph-rsid="0009ba77"/>
    </style:style>
    <style:style style:name="P15" style:family="paragraph" style:parent-style-name="Standard">
      <style:paragraph-properties fo:break-before="page"/>
      <style:text-properties fo:font-size="14pt" fo:font-weight="bold" officeooo:paragraph-rsid="0000730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style:font-name="Courier" fo:font-size="11pt" fo:font-style="normal" fo:font-weight="normal" officeooo:rsid="000bb1ee" officeooo:paragraph-rsid="000bb1ee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able_20_Contents">
      <style:text-properties officeooo:rsid="00238580" officeooo:paragraph-rsid="00007305"/>
    </style:style>
    <style:style style:name="P18" style:family="paragraph" style:parent-style-name="Table_20_Contents">
      <style:paragraph-properties>
        <style:tab-stops>
          <style:tab-stop style:position="6.65cm"/>
        </style:tab-stops>
      </style:paragraph-properties>
      <style:text-properties officeooo:paragraph-rsid="00007305"/>
    </style:style>
    <style:style style:name="P19" style:family="paragraph" style:parent-style-name="Table_20_Contents">
      <style:text-properties officeooo:paragraph-rsid="00007305"/>
    </style:style>
    <style:style style:name="T1" style:family="text">
      <style:text-properties officeooo:rsid="00007305"/>
    </style:style>
    <style:style style:name="T2" style:family="text">
      <style:text-properties officeooo:rsid="000cf2f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4f8a" style:font-style-asian="italic" style:font-style-complex="italic"/>
    </style:style>
    <style:style style:name="T5" style:family="text">
      <style:text-properties fo:font-style="italic" officeooo:rsid="0038a567" style:font-style-asian="italic" style:font-style-complex="italic"/>
    </style:style>
    <style:style style:name="T6" style:family="text">
      <style:text-properties fo:font-style="italic" officeooo:rsid="000873cb" style:font-style-asian="italic" style:font-style-complex="italic"/>
    </style:style>
    <style:style style:name="T7" style:family="text">
      <style:text-properties fo:font-style="italic" officeooo:rsid="0009354d" style:font-style-asian="italic" style:font-style-complex="italic"/>
    </style:style>
    <style:style style:name="T8" style:family="text">
      <style:text-properties fo:font-style="italic" officeooo:rsid="000a0b7c" style:font-style-asian="italic" style:font-style-complex="italic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officeooo:rsid="002d7f99" style:font-style-asian="italic" style:font-style-complex="italic"/>
    </style:style>
    <style:style style:name="T12" style:family="text">
      <style:text-properties style:text-position="0% 100%" fo:font-style="italic" officeooo:rsid="002a2e1c" style:font-style-asian="italic" style:font-style-complex="italic"/>
    </style:style>
    <style:style style:name="T13" style:family="text">
      <style:text-properties style:text-position="0% 100%" fo:font-style="italic" officeooo:rsid="002f3557" style:font-style-asian="italic" style:font-style-complex="italic"/>
    </style:style>
    <style:style style:name="T14" style:family="text">
      <style:text-properties style:text-position="0% 100%" fo:font-style="italic" officeooo:rsid="00307339" style:font-style-asian="italic" style:font-style-complex="italic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officeooo:rsid="0009ca36"/>
    </style:style>
    <style:style style:name="T18" style:family="text">
      <style:text-properties fo:color="#800000"/>
    </style:style>
    <style:style style:name="T19" style:family="text">
      <style:text-properties fo:color="#800000" fo:font-weight="normal" style:font-weight-asian="normal" style:font-weight-complex="normal"/>
    </style:style>
    <style:style style:name="T20" style:family="text">
      <style:text-properties fo:color="#800000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5">Compte-rendu du TP A de l'UE « Programmation parallèle »</text:span></text:p>
      <text:p text:style-name="P12"><text:span text:style-name="T1">Vendredi 16 mars</text:span> 2018</text:p>
      <text:p text:style-name="P12"/>
      <text:p text:style-name="P12">Binôme : Mme <text:span text:style-name="T2">Mélanie BASSETTE</text:span> &amp; M. <text:span text:style-name="T2">Johan MABILY</text:span></text:p>
      <text:p text:style-name="P12"/>
      <text:p text:style-name="P12"/>
      <text:p text:style-name="P6">Auto-évaluation</text:p>
      <text:p text:style-name="P8">Nous pensons avoir 10 car les résultats sont conformes, et notre code nous paraît bien conçu.</text:p>
      <text:p text:style-name="P12"/>
      <text:p text:style-name="P12"/>
      <text:p text:style-name="P12"><text:span text:style-name="T16">Pédagogie</text:span></text:p>
      <text:p text:style-name="P13"><text:span text:style-name="T6">P</text:span><text:span text:style-name="T3">our nous l’intérêt a principalement été d’apprendre à utiliser les librairies java facilitant </text:span><text:span text:style-name="T7">la manipulation des threads</text:span><text:span text:style-name="T3">. </text:span><text:span text:style-name="T7">De plus, cela nous a permis d’être confronté à une situation où la séparation thread/tâche est importante.</text:span></text:p>
      <text:p text:style-name="P14"><text:span text:style-name="T7">N</text:span><text:span text:style-name="T3">ous avons mis un peu de temps à comprendre l’ensemble des modifications nécessaires à la mise en place du service de complétion.</text:span></text:p>
      <text:p text:style-name="P12"/>
      <text:p text:style-name="P12"/>
      <text:p text:style-name="P7">Proposition d’application</text:p>
      <text:p text:style-name="P12"><text:span text:style-name="T3">I</text:span></text:p>
      <text:p text:style-name="P9"/>
      <text:p text:style-name="P9"><text:bookmark text:name="_GoBack"/></text:p>
      <text:p text:style-name="P6"/>
      <text:p text:style-name="P15"><text:span text:style-name="T17">Codage</text:span></text:p>
      <text:p text:style-name="P9"/>
      <text:p text:style-name="P3"><text:span text:style-name="T3">Classe </text:span><text:span text:style-name="T8">Mandelbrot</text:span></text:p>
      <text:p text:style-name="P1"/>
      <text:p text:style-name="P4">public class Mandelbrot</text:p>
      <text:p text:style-name="P4">{</text:p>
      <text:p text:style-name="P4"><text:s text:c="4"/>final static Color noir = <text:s/>new Color(0, 0, 0);</text:p>
      <text:p text:style-name="P4"><text:s text:c="4"/>final static Color blanc = <text:s/>new Color(255, 255, 255);</text:p>
      <text:p text:style-name="P4"><text:s text:c="4"/>final static int taille = 500;</text:p>
      <text:p text:style-name="P4"><text:s text:c="4"/>final static Picture image = new Picture(taille, taille);</text:p>
      <text:p text:style-name="P4"/>
      <text:p text:style-name="P4"><text:s text:c="4"/>final static double xc = -.5 ;</text:p>
      <text:p text:style-name="P4"><text:s text:c="4"/>final static double yc = 0 ;</text:p>
      <text:p text:style-name="P4"><text:s text:c="4"/>final static double region = 2;</text:p>
      <text:p text:style-name="P4"/>
      <text:p text:style-name="P4"><text:s text:c="4"/>final static int max = 20_000; </text:p>
      <text:p text:style-name="P4"><text:s text:c="4"/></text:p>
      <text:p text:style-name="P4"><text:s text:c="4"/>public static void <text:span text:style-name="T20">main</text:span>(String[] args) <text:s/></text:p>
      <text:p text:style-name="P4"><text:s text:c="4"/>{</text:p>
      <text:p text:style-name="P4"><text:s text:c="8"/>final long startTime = System.nanoTime();</text:p>
      <text:p text:style-name="P4"><text:s text:c="8"/>final long endTime;</text:p>
      <text:p text:style-name="P4"><text:s text:c="8"/></text:p>
      <text:p text:style-name="P4"><text:s text:c="8"/>ExecutorService executeur = Executors.newFixedThreadPool(4);</text:p>
      <text:p text:style-name="P4"><text:s text:c="8"/>CompletionService&lt;Long&gt; ecs = new <text:tab/><text:tab/><text:tab/><text:tab/><text:tab/> <text:s text:c="5"/><text:tab/> <text:s/><text:tab/>ExecutorCompletionService&lt;Long&gt;(executeur);</text:p>
      <text:p text:style-name="P4"><text:s text:c="8"/>int i = 0;</text:p>
      <text:p text:style-name="P4"><text:s text:c="8"/>while (i &lt; taille)</text:p>
      <text:p text:style-name="P4"><text:s text:c="8"/>{</text:p>
      <text:p text:style-name="P4"><text:s text:c="8"/><text:tab/>ecs.submit(new TraceLigne(i));</text:p>
      <text:p text:style-name="P4"><text:s text:c="8"/><text:tab/>i++;</text:p>
      <text:p text:style-name="P4"><text:s text:c="8"/>}</text:p>
      <text:p text:style-name="P4"/>
      <text:p text:style-name="P4"><text:s text:c="8"/>for (int k = 0; k &lt; taille; k++)</text:p>
      <text:p text:style-name="P4"><text:s text:c="8"/>{</text:p>
      <text:p text:style-name="P4"><text:s text:c="8"/><text:tab/>try</text:p>
      <text:p text:style-name="P4"><text:s text:c="8"/><text:tab/>{</text:p>
      <text:p text:style-name="P4"><text:s text:c="8"/><text:tab/><text:tab/>ecs.take();</text:p>
      <text:p text:style-name="P4"><text:s text:c="8"/><text:tab/>}</text:p>
      <text:p text:style-name="P4"><text:s text:c="8"/><text:tab/>catch(InterruptedException e){}</text:p>
      <text:p text:style-name="P4"><text:s text:c="8"/>}</text:p>
      <text:p text:style-name="P4"><text:s text:c="8"/></text:p>
      <text:p text:style-name="P4"><text:s text:c="8"/>endTime = System.nanoTime();</text:p>
      <text:p text:style-name="P4"><text:s text:c="8"/>final long duree = (endTime - startTime) / 1_000_000 ;</text:p>
      <text:p text:style-name="P4"><text:s text:c="8"/>System.out.println("Durée = " + duree + " ms.");</text:p>
      <text:p text:style-name="P4"><text:s text:c="8"/>image.show();</text:p>
      <text:p text:style-name="P4"><text:s text:c="4"/>}</text:p>
      <text:p text:style-name="P4"/>
      <text:p text:style-name="P5"><text:s text:c="4"/></text:p>
      <text:p text:style-name="P16"><text:s text:c="4"/>public static void <text:span text:style-name="T20">colorierPixel</text:span>(int i, int j) </text:p>
      <text:p text:style-name="P4"><text:s text:c="4"/>{</text:p>
      <text:p text:style-name="P4"><text:s text:c="8"/>double a = xc - region/2 + region*i/taille;</text:p>
      <text:p text:style-name="P4"><text:s text:c="8"/>double b = yc - region/2 + region*j/taille;</text:p>
      <text:p text:style-name="P4"><text:s text:c="8"/>// Le pixel (i,j) correspond au point (a,b)</text:p>
      <text:p text:style-name="P4"><text:s text:c="8"/>if (mandelbrot(a, b, max)) image.set(i, j, noir);</text:p>
      <text:p text:style-name="P4"><text:s text:c="8"/>else image.set(i, j, blanc); </text:p>
      <text:p text:style-name="P4"><text:s text:c="4"/>}</text:p>
      <text:p text:style-name="P4"/>
      <text:p text:style-name="P4"><text:s text:c="4"/>public static boolean <text:span text:style-name="T20">mandelbrot</text:span>(double a, double b, int max) </text:p>
      <text:p text:style-name="P4"><text:s text:c="4"/>{</text:p>
      <text:p text:style-name="P4"><text:s text:c="8"/>double x = 0;</text:p>
      <text:p text:style-name="P4"><text:s text:c="8"/>double y = 0;</text:p>
      <text:p text:style-name="P4"><text:s text:c="8"/>for (int t = 0; t &lt; max; t++) </text:p>
      <text:p text:style-name="P4"><text:s text:c="8"/>{</text:p>
      <text:p text:style-name="P4"><text:s text:c="12"/>if (x*x + y*y &gt; 4.0) return false;</text:p>
      <text:p text:style-name="P4"><text:s text:c="12"/>double nx = x*x - y*y + a;</text:p>
      <text:p text:style-name="P4"><text:s text:c="12"/>double ny = 2*x*y + b;</text:p>
      <text:p text:style-name="P4"><text:s text:c="12"/>x = nx;</text:p>
      <text:p text:style-name="P4"><text:s text:c="12"/>y = ny;</text:p>
      <text:p text:style-name="P4"><text:s text:c="8"/>}</text:p>
      <text:p text:style-name="P4"><text:s text:c="8"/>return true; // Le point (a,b) est noir</text:p>
      <text:p text:style-name="P4"><text:s text:c="4"/>}</text:p>
      <text:p text:style-name="P4"><text:s text:c="4"/></text:p>
      <text:p text:style-name="P4"><text:s text:c="4"/>public static class <text:span text:style-name="T20">TraceLigne</text:span> implements Callable&lt;Long&gt;</text:p>
      <text:p text:style-name="P4"><text:s text:c="4"/>{</text:p>
      <text:p text:style-name="P4"><text:s text:c="4"/><text:tab/>int line;</text:p>
      <text:p text:style-name="P4"/>
      <text:p text:style-name="P4"><text:s text:c="4"/><text:tab/>public TraceLigne(int line)</text:p>
      <text:p text:style-name="P4"><text:s text:c="4"/><text:tab/>{</text:p>
      <text:p text:style-name="P4"><text:s text:c="4"/><text:tab/><text:tab/>this.line = line;</text:p>
      <text:p text:style-name="P4"><text:s text:c="4"/><text:tab/>}</text:p>
      <text:p text:style-name="P4"><text:s text:c="4"/><text:tab/></text:p>
      <text:p text:style-name="P4"><text:s text:c="4"/><text:tab/>public Long call()</text:p>
      <text:p text:style-name="P4"><text:s text:c="4"/><text:tab/>{</text:p>
      <text:p text:style-name="P4"><text:s text:c="12"/>for (int j = 0; j &lt; Mandelbrot2.taille; j++) </text:p>
      <text:p text:style-name="P4"><text:s text:c="12"/>{</text:p>
      <text:p text:style-name="P4"><text:s text:c="12"/><text:tab/>Mandelbrot2.colorierPixel(line, j);</text:p>
      <text:p text:style-name="P4"><text:s text:c="12"/>}</text:p>
      <text:p text:style-name="P4"><text:s text:c="12"/>return (long)0;</text:p>
      <text:p text:style-name="P4"><text:s text:c="4"/><text:tab/>}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1" svg:font-family="Monospace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37:45.903478278</meta:creation-date>
    <dc:date>2018-03-16T16:14:59.386640771</dc:date>
    <meta:editing-duration>PT26M57S</meta:editing-duration>
    <meta:editing-cycles>18</meta:editing-cycles>
    <meta:generator>LibreOffice/5.2.7.2$Linux_X86_64 LibreOffice_project/20m0$Build-2</meta:generator>
    <meta:document-statistic meta:table-count="0" meta:image-count="0" meta:object-count="0" meta:page-count="3" meta:paragraph-count="92" meta:word-count="390" meta:character-count="2812" meta:non-whitespace-character-count="1936"/>
  </office:meta>
</office:document-meta>
</file>